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91a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91a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91a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91a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91a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91a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91a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91a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91a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91a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91a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91a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91a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91a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91a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91a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91a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Oriana Stefania Rodriguez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57444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mer Jose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03977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9.5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5" meta:non-whitespace-character-count="999"/>
    <meta:template xlink:type="simple" xlink:actuate="onRequest" xlink:title="Normal" xlink:href=""/>
  </office:meta>
</office:document-meta>
</file>